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svg:font-family="Courie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LGC Sans" svg:font-family="'DejaVu LGC Sans'" style:font-family-generic="system" style:font-pitch="variable"/>
  </office:font-face-decls>
  <office:automatic-styles>
    <style:style style:name="Table1" style:family="table">
      <style:table-properties style:width="6.4479in" table:align="left"/>
    </style:style>
    <style:style style:name="Table1.A" style:family="table-column">
      <style:table-column-properties style:column-width="1.7396in"/>
    </style:style>
    <style:style style:name="Table1.B" style:family="table-column">
      <style:table-column-properties style:column-width="4.7083in"/>
    </style:style>
    <style:style style:name="Table1.B1" style:family="table-cell">
      <style:table-cell-properties style:vertical-align="middle"/>
    </style:style>
    <style:style style:name="P1" style:family="paragraph" style:parent-style-name="Quotations" style:list-style-name="L1"/>
    <style:style style:name="P2" style:family="paragraph" style:parent-style-name="Quotations" style:list-style-name="L1">
      <style:paragraph-properties fo:margin-top="0in" fo:margin-bottom="0in" style:contextual-spacing="false"/>
    </style:style>
    <style:style style:name="P3" style:family="paragraph" style:parent-style-name="Text_20_body">
      <style:text-properties fo:font-weight="bold"/>
    </style:style>
    <style:style style:name="P4" style:family="paragraph" style:parent-style-name="Text_20_body">
      <style:text-properties fo:font-style="italic"/>
    </style:style>
    <style:style style:name="P5" style:family="paragraph" style:parent-style-name="Text_20_body">
      <style:text-properties officeooo:paragraph-rsid="00074e58"/>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weight="normal" officeooo:paragraph-rsid="00078a78" style:font-weight-asian="normal" style:font-weight-complex="normal"/>
    </style:style>
    <style:style style:name="P8" style:family="paragraph" style:parent-style-name="Text_20_body">
      <style:text-properties fo:font-weight="normal" officeooo:paragraph-rsid="000a68a6" style:font-weight-asian="normal" style:font-weight-complex="normal"/>
    </style:style>
    <style:style style:name="P9" style:family="paragraph" style:parent-style-name="Text_20_body">
      <style:text-properties style:font-name="Courier" fo:font-weight="normal" style:font-weight-asian="normal" style:font-weight-complex="normal"/>
    </style:style>
    <style:style style:name="P10" style:family="paragraph" style:parent-style-name="Text_20_body">
      <style:text-properties style:font-name="Courier" fo:font-weight="normal" officeooo:paragraph-rsid="00089483" style:font-weight-asian="normal" style:font-weight-complex="normal"/>
    </style:style>
    <style:style style:name="P11" style:family="paragraph" style:parent-style-name="Table_20_Contents">
      <style:paragraph-properties fo:text-align="start" style:justify-single-word="false"/>
    </style:style>
    <style:style style:name="P12" style:family="paragraph" style:parent-style-name="Table_20_Contents">
      <style:text-properties fo:font-style="italic"/>
    </style:style>
    <style:style style:name="P13" style:family="paragraph" style:parent-style-name="Table_20_Contents">
      <style:text-properties fo:font-style="italic" officeooo:paragraph-rsid="00074e58"/>
    </style:style>
    <style:style style:name="T1" style:family="text">
      <style:text-properties fo:font-style="italic"/>
    </style:style>
    <style:style style:name="T2" style:family="text">
      <style:text-properties officeooo:rsid="00074e58"/>
    </style:style>
    <style:style style:name="T3" style:family="text">
      <style:text-properties officeooo:rsid="00078a78"/>
    </style:style>
    <style:style style:name="T4" style:family="text">
      <style:text-properties officeooo:rsid="00089483"/>
    </style:style>
    <style:style style:name="T5" style:family="text">
      <style:text-properties officeooo:rsid="000a68a6"/>
    </style:style>
    <style:style style:name="T6" style:family="text">
      <style:text-properties officeooo:rsid="000c50a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office:value-type="string">
            <text:p text:style-name="P11">Document number:</text:p>
          </table:table-cell>
          <table:table-cell table:style-name="Table1.B1" office:value-type="string">
            <text:p text:style-name="P12">Nnnnn=yy-nnnn</text:p>
          </table:table-cell>
        </table:table-row>
        <table:table-row>
          <table:table-cell office:value-type="string">
            <text:p text:style-name="P11">Date:</text:p>
          </table:table-cell>
          <table:table-cell table:style-name="Table1.B1" office:value-type="string">
            <text:p text:style-name="P12"><text:span text:style-name="T2">2014</text:span>-<text:span text:style-name="T2">03</text:span>-<text:span text:style-name="T2">12</text:span></text:p>
          </table:table-cell>
        </table:table-row>
        <table:table-row>
          <table:table-cell office:value-type="string">
            <text:p text:style-name="P11">Project:</text:p>
          </table:table-cell>
          <table:table-cell table:style-name="Table1.B1" office:value-type="string">
            <text:p text:style-name="Table_20_Contents">Programming Language C++, Library Working Group</text:p>
          </table:table-cell>
        </table:table-row>
        <table:table-row>
          <table:table-cell office:value-type="string">
            <text:p text:style-name="P11">Reply-to:</text:p>
          </table:table-cell>
          <table:table-cell table:style-name="Table1.B1" office:value-type="string">
            <text:p text:style-name="P13">Edward S<text:span text:style-name="T2">mith-Rowland &lt;esmith-rowland at alionscience dot com&gt;</text:span></text:p>
          </table:table-cell>
        </table:table-row>
      </table:table>
      <text:p text:style-name="P3"/>
      <text:p text:style-name="P3">I. Table of Contents</text:p>
      <text:p text:style-name="P7"><text:span text:style-name="T3">hi!</text:span></text:p>
      <text:p text:style-name="P3">II. Introduction</text:p>
      <text:p text:style-name="P4"><text:span text:style-name="T3">The numeric_limits provides compile-time numeric properties such as minimum value, maximum value, accuracy, and other for the fundamental numeric types in C++</text:span>. <text:s/><text:span text:style-name="T3">These facilities are not extensible to new numeric classes on the horizon such as &lt;integer&gt; or a multi-precision real for example because these quantities may vary by instance rather than class type. <text:s/>In order to write generic code that could be used with both fundamental floating point types and real it is desirable to have constexpr functional forms of the facilities in numeric_limits. <text:s/>In the case of fundamental types, these functions will simply return the values in numeric limits. <text:s/>In the case of new standard classes the results of member calls can be returned.</text:span></text:p>
      <text:p text:style-name="P6"/>
      <text:p text:style-name="P3">III. Motivation and Scope</text:p>
      <text:p text:style-name="Text_20_body">Why is this important? What kinds of problems does it address? What is the intended user community? What level of programmers (novice, experienced, expert) is it intended to support? What existing practice is it based on? How widespread is its use? How long has it been in use? Is there a reference implementation and test suite available for inspection?</text:p>
      <text:p text:style-name="P6"/>
      <text:p text:style-name="P3">IV. Impact On the Standard</text:p>
      <text:p text:style-name="Text_20_body">What other library components does does it depend on, and what depends on it? Is it a pure extension, or does it require changes to standard components? Can it be implemented using C++11 compilers and libraries, or does it require language or library features that are not part of C++11?</text:p>
      <text:p text:style-name="P5"><text:span text:style-name="T2">This component is an extension of &lt;numeric_limits&gt; and depends only on that component. <text:s/>This enhancement to numeric_limits</text:span></text:p>
      <text:p text:style-name="P6"/>
      <text:p text:style-name="P3">V. Design Decisions</text:p>
      <text:p text:style-name="Text_20_body">Why did you choose the specific design that you did? What alternatives did you consider, and what are the tradeoffs? What are the consequences of your choice, for users and implementers? What decisions are left up to implementers? If there are any similar libraries in use, how do their design decisions compare to yours?</text:p>
      <text:p text:style-name="P8"><text:span text:style-name="T5">The implementation is trivial for the current fundamental types. <text:s/>As more interesting number classes enter the library specialization of these functions should be a part of the proposal. <text:s/>Whether new standard library should require new numeric classes to support a standard set of property </text:span><text:span text:style-name="T6">methods to which these functions forward</text:span><text:span text:style-name="T5"> is beyond the scope of this paper.</text:span></text:p>
      <text:p text:style-name="P8"><text:span text:style-name="T5">Users with their own numeric classes are invited to specialize these functions.</text:span></text:p>
      <text:p text:style-name="P8"><text:soft-page-break/><text:span text:style-name="T5">I have pass by value – I might want something else for big classes - maybe pass by universal reference.</text:span></text:p>
      <text:p text:style-name="P3">VI. Technical Specifications</text:p>
      <text:p text:style-name="P4">The committee needs technical specifications to be able to fully evaluate your proposal. Eventually these technical specifications will have to be in the form of full text for the standard or technical report, often known as "Standardese", but for an initial proposal there are several possibilities:</text:p>
      <text:list xml:id="list1873126136" text:style-name="L1">
        <text:list-item>
          <text:p text:style-name="P2"><text:span text:style-name="T1">Provide some limited technical documentation. This might be OK for a very simple proposal such as a single function, but for anything beyond that the committee will likely ask for more detail. <text:line-break/> </text:span> </text:p>
        </text:list-item>
        <text:list-item>
          <text:p text:style-name="P2"><text:span text:style-name="T1">Provide technical documentation that is complete enough to fully evaluate your proposal. This documentation can be in the proposal itself or you can provide a link to documentation available on the web. If the committee likes your proposal, they will ask for a revised proposal with formal standardese wording. The committee recognizes that writing the formal ISO specification for a library component can be daunting and will make additional information and help available to get you started.<text:line-break/> </text:span> </text:p>
        </text:list-item>
        <text:list-item>
          <text:p text:style-name="P1"><text:span text:style-name="T1">Provide full "Standardese." A standard is a contract between implementers and users, to make it possible for users to write portable code with specified semantics. It says what implementers are permitted to do, what they are required to do, and what users can and can't count on. The "standardese" should match the general style of exposition of the standard, and the specific rules set out in </text:span>17.5, Method of description (Informative) [description]<text:span text:style-name="T1">, but it does not have to match the exact margins or fonts or section numbering; those things will all be changed anyway.</text:span> </text:p>
        </text:list-item>
      </text:list>
      <text:p text:style-name="P10"><text:span text:style-name="T4"><text:s text:c="2"/>template&lt;class T&gt;</text:span></text:p>
      <text:p text:style-name="P10"><text:span text:style-name="T4"><text:s text:c="4"/>constexpr bool is_specialized(T) noexcept;</text:span></text:p>
      <text:p text:style-name="P10"><text:span text:style-name="T4"><text:s text:c="2"/>template&lt;class T&gt;</text:span></text:p>
      <text:p text:style-name="P10"><text:span text:style-name="T4"><text:s text:c="4"/>constexpr T min(T) noexcept;</text:span></text:p>
      <text:p text:style-name="P10"><text:span text:style-name="T4"><text:s text:c="2"/>template&lt;class T&gt;</text:span></text:p>
      <text:p text:style-name="P10"><text:span text:style-name="T4"><text:s text:c="4"/>constexpr T max(T) noexcept;</text:span></text:p>
      <text:p text:style-name="P10"><text:span text:style-name="T4"><text:s text:c="2"/>template&lt;class T&gt;</text:span></text:p>
      <text:p text:style-name="P10"><text:span text:style-name="T4"><text:s text:c="4"/>static constexpr T lowest(T) noexcept;</text:span></text:p>
      <text:p text:style-name="P10"><text:span text:style-name="T4"><text:s text:c="2"/>template&lt;class T&gt;</text:span></text:p>
      <text:p text:style-name="P10"><text:span text:style-name="T4"><text:s text:c="4"/>constexpr int digits(T) noexcept;</text:span></text:p>
      <text:p text:style-name="P10"><text:span text:style-name="T4"><text:s text:c="2"/>template&lt;class T&gt;</text:span></text:p>
      <text:p text:style-name="P10"><text:span text:style-name="T4"><text:s text:c="4"/>constexpr int digits10(T) noexcept;</text:span></text:p>
      <text:p text:style-name="P10"><text:span text:style-name="T4"><text:s text:c="2"/>template&lt;class T&gt;</text:span></text:p>
      <text:p text:style-name="P10"><text:span text:style-name="T4"><text:s text:c="4"/>constexpr int max_digits10(T) noexcept;</text:span></text:p>
      <text:p text:style-name="P10"><text:span text:style-name="T4"><text:s text:c="2"/>template&lt;class T&gt;</text:span></text:p>
      <text:p text:style-name="P10"><text:span text:style-name="T4"><text:s text:c="4"/>constexpr bool xxx_is_signed(T) noexcept;</text:span></text:p>
      <text:p text:style-name="P10"><text:soft-page-break/><text:span text:style-name="T4"><text:s text:c="2"/>template&lt;class T&gt;</text:span></text:p>
      <text:p text:style-name="P10"><text:span text:style-name="T4"><text:s text:c="4"/>constexpr bool is_integer(T) noexcept;</text:span></text:p>
      <text:p text:style-name="P10"><text:span text:style-name="T4"><text:s text:c="2"/>template&lt;class T&gt;</text:span></text:p>
      <text:p text:style-name="P10"><text:span text:style-name="T4"><text:s text:c="4"/>constexpr bool is_exact(T) noexcept;</text:span></text:p>
      <text:p text:style-name="P10"><text:span text:style-name="T4"><text:s text:c="2"/>template&lt;class T&gt;</text:span></text:p>
      <text:p text:style-name="P10"><text:span text:style-name="T4"><text:s text:c="4"/>constexpr int radix(T) noexcept;</text:span></text:p>
      <text:p text:style-name="P10"><text:span text:style-name="T4"><text:s text:c="2"/>template&lt;class T&gt;</text:span></text:p>
      <text:p text:style-name="P10"><text:span text:style-name="T4"><text:s text:c="4"/>constexpr T epsilon(T) noexcept;</text:span></text:p>
      <text:p text:style-name="P10"><text:span text:style-name="T4"><text:s text:c="2"/>template&lt;class T&gt;</text:span></text:p>
      <text:p text:style-name="P10"><text:span text:style-name="T4"><text:s text:c="4"/>constexpr T round_error(T) noexcept;</text:span></text:p>
      <text:p text:style-name="P10"><text:span text:style-name="T4"><text:s text:c="2"/>template&lt;class T&gt;</text:span></text:p>
      <text:p text:style-name="P10"><text:span text:style-name="T4"><text:s text:c="4"/>constexpr int min_exponent(T) noexcept;</text:span></text:p>
      <text:p text:style-name="P10"><text:span text:style-name="T4"><text:s text:c="2"/>template&lt;class T&gt;</text:span></text:p>
      <text:p text:style-name="P10"><text:span text:style-name="T4"><text:s text:c="4"/>constexpr int min_exponent10(T) noexcept;</text:span></text:p>
      <text:p text:style-name="P10"><text:span text:style-name="T4"><text:s text:c="2"/>template&lt;class T&gt;</text:span></text:p>
      <text:p text:style-name="P10"><text:span text:style-name="T4"><text:s text:c="4"/>constexpr int max_exponent(T) noexcept;</text:span></text:p>
      <text:p text:style-name="P10"><text:span text:style-name="T4"><text:s text:c="2"/>template&lt;class T&gt;</text:span></text:p>
      <text:p text:style-name="P10"><text:span text:style-name="T4"><text:s text:c="4"/>constexpr int max_exponent10(T) noexcept;</text:span></text:p>
      <text:p text:style-name="P10"><text:span text:style-name="T4"><text:s text:c="2"/>template&lt;class T&gt;</text:span></text:p>
      <text:p text:style-name="P10"><text:span text:style-name="T4"><text:s text:c="4"/>constexpr bool has_infinity(T) noexcept;</text:span></text:p>
      <text:p text:style-name="P10"><text:span text:style-name="T4"><text:s text:c="2"/>template&lt;class T&gt;</text:span></text:p>
      <text:p text:style-name="P10"><text:span text:style-name="T4"><text:s text:c="4"/>constexpr bool has_quiet_NaN(T) noexcept;</text:span></text:p>
      <text:p text:style-name="P10"><text:span text:style-name="T4"><text:s text:c="2"/>template&lt;class T&gt;</text:span></text:p>
      <text:p text:style-name="P10"><text:span text:style-name="T4"><text:s text:c="4"/>constexpr bool has_signaling_NaN(T) noexcept;</text:span></text:p>
      <text:p text:style-name="P10"><text:span text:style-name="T4"><text:s text:c="2"/>template&lt;class T&gt;</text:span></text:p>
      <text:p text:style-name="P10"><text:span text:style-name="T4"><text:s text:c="4"/>constexpr float_denorm_style has_denorm(T) noexcept;</text:span></text:p>
      <text:p text:style-name="P10"><text:span text:style-name="T4"><text:s text:c="2"/>template&lt;class T&gt;</text:span></text:p>
      <text:p text:style-name="P10"><text:span text:style-name="T4"><text:s text:c="4"/>constexpr bool has_denorm_loss(T) noexcept;</text:span></text:p>
      <text:p text:style-name="P10"><text:span text:style-name="T4"><text:s text:c="2"/>template&lt;class T&gt;</text:span></text:p>
      <text:p text:style-name="P10"><text:span text:style-name="T4"><text:s text:c="4"/>constexpr T infinity(T) noexcept;</text:span></text:p>
      <text:p text:style-name="P10"><text:span text:style-name="T4"><text:s text:c="2"/>template&lt;class T&gt;</text:span></text:p>
      <text:p text:style-name="P10"><text:span text:style-name="T4"><text:s text:c="4"/>constexpr T quiet_NaN(T) noexcept;</text:span></text:p>
      <text:p text:style-name="P10"><text:span text:style-name="T4"><text:s text:c="2"/>template&lt;class T&gt;</text:span></text:p>
      <text:p text:style-name="P10"><text:span text:style-name="T4"><text:s text:c="4"/>constexpr T signaling_NaN(T) noexcept;</text:span></text:p>
      <text:p text:style-name="P10"><text:span text:style-name="T4"><text:s text:c="2"/>template&lt;class T&gt;</text:span></text:p>
      <text:p text:style-name="P10"><text:soft-page-break/><text:span text:style-name="T4"><text:s text:c="4"/>constexpr T denorm_min(T) noexcept;</text:span></text:p>
      <text:p text:style-name="P10"><text:span text:style-name="T4"><text:s text:c="2"/>template&lt;class T&gt;</text:span></text:p>
      <text:p text:style-name="P10"><text:span text:style-name="T4"><text:s text:c="4"/>constexpr bool is_iec559(T) noexcept;</text:span></text:p>
      <text:p text:style-name="P10"><text:span text:style-name="T4"><text:s text:c="2"/>template&lt;class T&gt;</text:span></text:p>
      <text:p text:style-name="P10"><text:span text:style-name="T4"><text:s text:c="4"/>constexpr bool is_bounded(T) noexcept;</text:span></text:p>
      <text:p text:style-name="P10"><text:span text:style-name="T4"><text:s text:c="2"/>template&lt;class T&gt;</text:span></text:p>
      <text:p text:style-name="P10"><text:span text:style-name="T4"><text:s text:c="4"/>constexpr bool is_modulo(T) noexcept;</text:span></text:p>
      <text:p text:style-name="P10"><text:span text:style-name="T4"><text:s text:c="2"/>template&lt;class T&gt;</text:span></text:p>
      <text:p text:style-name="P10"><text:span text:style-name="T4"><text:s text:c="4"/>constexpr bool traps(T) noexcept;</text:span></text:p>
      <text:p text:style-name="P10"><text:span text:style-name="T4"><text:s text:c="2"/>template&lt;class T&gt;</text:span></text:p>
      <text:p text:style-name="P10"><text:span text:style-name="T4"><text:s text:c="4"/>constexpr bool tinyness_before(T) noexcept;</text:span></text:p>
      <text:p text:style-name="P10"><text:span text:style-name="T4"><text:s text:c="2"/>template&lt;class T&gt;</text:span></text:p>
      <text:p text:style-name="P10"><text:span text:style-name="T4"><text:s text:c="4"/>constexpr float_round_style round_style(T) noexcept;</text:span></text:p>
      <text:p text:style-name="P9"/>
      <text:p text:style-name="P3">VII. Acknowledgements</text:p>
      <text:p text:style-name="P7"><text:span text:style-name="T3"/></text:p>
      <text:p text:style-name="P3">VIII. Referenc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Courier" svg:font-family="Courier"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DejaVu LGC Sans" svg:font-family="'DejaVu LGC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0.5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ward Smith-Rowland</meta:initial-creator>
    <meta:creation-date>2014-03-12T11:37:51</meta:creation-date>
    <dc:date>2014-03-12T12:32:52</dc:date>
    <dc:creator>Edward Smith-Rowland</dc:creator>
    <meta:editing-duration>PT49M31S</meta:editing-duration>
    <meta:editing-cycles>5</meta:editing-cycles>
    <meta:generator>LibreOffice/3.6$Linux_X86_64 LibreOffice_project/2ef5aff-a6fb0ff-166bdff-cf087ad-0f1389</meta:generator>
    <meta:document-statistic meta:table-count="1" meta:image-count="0" meta:object-count="0" meta:page-count="4" meta:paragraph-count="93" meta:word-count="876" meta:character-count="6228" meta:non-whitespace-character-count="5241"/>
  </office:meta>
</office:document-meta>
</file>